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SourceAction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SourceAction.act( Redirector redirector , org . apache . cocoon . environment . SourceResolver oldResolver , Map objectModel , String source , Parameters pa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